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ixgeneral, serif"/>
    <style:font-face style:name="arial" svg:font-family="arial, helvetica, clean,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style>
    <style:style style:name="P2" style:family="paragraph" style:parent-style-name="Standard">
      <style:paragraph-properties fo:margin-left="0cm" fo:margin-right="0cm" fo:text-align="start" style:justify-single-word="false" fo:orphans="2" fo:widows="2" fo:text-indent="0cm" style:auto-text-indent="false"/>
      <style:text-properties officeooo:rsid="00161bf5" officeooo:paragraph-rsid="00161bf5"/>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officeooo:paragraph-rsid="00161bf5"/>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normal" officeooo:rsid="001af736" officeooo:paragraph-rsid="001af736"/>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1.25pt" fo:letter-spacing="normal" fo:font-style="normal" fo:font-weight="bold" officeooo:rsid="00161bf5" officeooo:paragraph-rsid="00161bf5" style:font-weight-asian="bold" style:font-weight-complex="bold"/>
    </style:style>
    <style:style style:name="P7" style:family="paragraph" style:parent-style-name="Heading_20_1">
      <style:paragraph-properties fo:margin-left="0cm" fo:margin-right="0cm" fo:text-align="start" style:justify-single-word="false" fo:orphans="2" fo:widows="2" fo:text-indent="0cm" style:auto-text-indent="false"/>
      <style:text-properties officeooo:rsid="00161bf5" officeooo:paragraph-rsid="00161bf5"/>
    </style:style>
    <style:style style:name="P8" style:family="paragraph" style:parent-style-name="Standard">
      <style:paragraph-properties fo:margin-left="0cm" fo:margin-right="0cm" fo:text-align="start" style:justify-single-word="false" fo:orphans="2" fo:widows="2" fo:text-indent="0cm" style:auto-text-indent="false"/>
    </style:style>
    <style:style style:name="P9" style:family="paragraph" style:parent-style-name="Standard">
      <style:paragraph-properties fo:margin-left="0cm" fo:margin-right="0cm" fo:text-align="start" style:justify-single-word="false" fo:orphans="2" fo:widows="2" fo:text-indent="0cm" style:auto-text-indent="false"/>
      <style:text-properties officeooo:paragraph-rsid="001d8040"/>
    </style:style>
    <style:style style:name="T1" style:family="text">
      <style:text-properties fo:font-variant="normal" fo:text-transform="none" fo:color="#000000" style:font-name="Times New Roman" fo:font-size="11.25pt" fo:letter-spacing="normal" fo:font-style="normal" fo:font-weight="normal"/>
    </style:style>
    <style:style style:name="T2" style:family="text">
      <style:text-properties fo:font-variant="normal" fo:text-transform="none" fo:color="#000000" style:font-name="Times New Roman" fo:font-size="11.25pt" fo:letter-spacing="normal" fo:font-style="normal" fo:font-weight="normal" officeooo:rsid="00161bf5"/>
    </style:style>
    <style:style style:name="T3" style:family="text">
      <style:text-properties fo:font-variant="normal" fo:text-transform="none" fo:color="#000000" style:font-name="Times New Roman" fo:font-size="11.25pt" fo:letter-spacing="normal" fo:font-style="normal" fo:font-weight="normal" officeooo:rsid="001812ab"/>
    </style:style>
    <style:style style:name="T4" style:family="text">
      <style:text-properties fo:font-variant="normal" fo:text-transform="none" fo:color="#000000" style:font-name="Times New Roman" fo:font-size="11.25pt" fo:letter-spacing="normal" fo:font-style="normal" fo:font-weight="normal" officeooo:rsid="001af736"/>
    </style:style>
    <style:style style:name="T5" style:family="text">
      <style:text-properties fo:font-variant="normal" fo:text-transform="none" fo:color="#000000" style:font-name="Times New Roman" fo:font-size="11.25pt" fo:letter-spacing="normal" fo:font-style="normal" fo:font-weight="normal" officeooo:rsid="001d8040"/>
    </style:style>
    <style:style style:name="T6" style:family="text">
      <style:text-properties fo:font-variant="normal" fo:text-transform="none" fo:color="#000000" style:font-name="Times New Roman" fo:font-size="11.25pt" fo:letter-spacing="normal" fo:font-weight="normal"/>
    </style:style>
    <style:style style:name="T7" style:family="text">
      <style:text-properties fo:font-variant="normal" fo:text-transform="none" fo:color="#000000" style:font-name="Times New Roman" fo:font-size="11.25pt" fo:letter-spacing="normal" fo:font-weight="normal" officeooo:rsid="001d8040"/>
    </style:style>
    <style:style style:name="T8" style:family="text">
      <style:text-properties fo:font-variant="normal" fo:text-transform="none" fo:color="#000000" style:font-name="arial" fo:font-size="11.25pt" fo:letter-spacing="normal" fo:font-style="normal" style:text-underline-style="solid" style:text-underline-width="auto" style:text-underline-color="font-color" fo:font-weight="normal"/>
    </style:style>
    <style:style style:name="T9" style:family="text">
      <style:text-properties fo:font-variant="normal" fo:text-transform="none" fo:color="#642a8f" style:font-name="Times New Roman" fo:font-size="11.25pt" fo:letter-spacing="normal" fo:font-style="normal" fo:font-weight="normal"/>
    </style:style>
    <style:style style:name="T10" style:family="text">
      <style:text-properties fo:color="#000000" style:font-name="Times New Roman" fo:font-size="11.25pt" fo:letter-spacing="normal" fo:font-weight="normal"/>
    </style:style>
    <style:style style:name="T11" style:family="text">
      <style:text-properties officeooo:rsid="001af73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rticle <text:span text:style-name="T11">1</text:span>: </text:p>
      <text:h text:style-name="P7" text:outline-level="1"><text:span text:style-name="T8">Le complexe d'espèces </text:span><text:span text:style-name="Emphasis"><text:span text:style-name="T8">Colletotrichum gloeosporioides - 2012</text:span></text:span></text:h>
      <text:p text:style-name="P5">(Statut taxonomique du Colleto)</text:p>
      <text:p text:style-name="P3"/>
      <text:p text:style-name="P1"><text:span text:style-name="T1"><text:s/>Tous les taxons acceptés dans ce clade sont morphologiquement plus ou moins typiques du </text:span><text:span text:style-name="Emphasis"><text:span text:style-name="T6">C. gloeosporioides au </text:span></text:span><text:span text:style-name="T1">sens large.</text:span></text:p>
      <text:p text:style-name="P3"/>
      <text:p text:style-name="P3">Chaque clade contient plusieurs espèces bien supportées phylogénétiquement dans les analyses multigéniques, mais la longueur des branches est courte en raison du petit nombre de caractères informatifs phylogénétiques et, dans quelques cas, les arbres de gènes individuels sont incongrus.</text:p>
      <text:p text:style-name="P3"/>
      <text:p text:style-name="P3">Certains gènes simples ou combinaisons de gènes, tels que la glycéraldéhyde-3-phosphate déshydrogénase et la glutamine synthétase, peuvent être utilisés pour distinguer de manière fiable la plupart des taxons et devront être développés en tant que codes à barres secondaires pour l'identification au niveau de l'espèce.</text:p>
      <text:p text:style-name="P3"/>
      <text:p text:style-name="P1"><text:span text:style-name="T1">Le nom </text:span><text:span text:style-name="Emphasis"><text:span text:style-name="T6">Colletotrichum gloeosporioides a </text:span></text:span><text:span text:style-name="T1">été proposé pour la première fois à Penzig (</text:span><text:a xlink:type="simple" xlink:href="https://www.ncbi.nlm.nih.gov/pmc/articles/PMC3458417/#R112" text:style-name="Internet_20_link" text:visited-style-name="Visited_20_Internet_20_Link"><text:span text:style-name="T9">1882</text:span></text:a><text:span text:style-name="T1">) à partir de </text:span><text:span text:style-name="T4">v</text:span><text:span text:style-name="Emphasis"><text:span text:style-name="T6">ermicularia gloeosporioides</text:span></text:span><text:span text:style-name="T1">, dont le spécimen type a été collecté à </text:span><text:span text:style-name="Emphasis"><text:span text:style-name="T6">Citrus </text:span></text:span><text:span text:style-name="T1">en Italie. Une grande partie de la littérature ancienne utilisait ce nom pour faire référence à des champignons associés à diverses maladies du </text:span><text:span text:style-name="Emphasis"><text:span text:style-name="T6">citrus</text:span></text:span><text:span text:style-name="T1">, avec d'autres espèces établies pour des champignons morphologiquement similaires provenant d'autres hôtes. Cependant, plusieurs premiers articles ont traité de la similarité morphologique entre de nombreux </text:span><text:span text:style-name="Emphasis"><text:span text:style-name="T6">Colletotrichum </text:span></text:span><text:span text:style-name="T1">spp. qui avaient été décrits sur la base des préférences de l'hôte et utilisaient des tests d'inoculation pour déterminer si les espèces étaient ou non distinctes. Certains de ces articles ont analysé dans la culture le lien entre les divers Espèces de </text:span><text:span text:style-name="Emphasis"><text:span text:style-name="T1">Colletotrichum </text:span></text:span><text:span text:style-name="T1">et leur état sexuel.</text:span></text:p>
      <text:p text:style-name="P2"><text:span text:style-name="T1">les noms </text:span><text:span text:style-name="Emphasis"><text:span text:style-name="T6">Glomerella cingulata </text:span></text:span><text:span text:style-name="T1">et </text:span><text:span text:style-name="Emphasis"><text:span text:style-name="T6">Colletotrichum gloeosporioides </text:span></text:span><text:span text:style-name="T1">devraient être utilisés pour les formes sexuelles et asexuées, respectivement.</text:span></text:p>
      <text:p text:style-name="P4"/>
      <text:p text:style-name="P1"><text:span text:style-name="T1">Le concept taxonomique «von Arxian» pour </text:span><text:span text:style-name="Emphasis"><text:span text:style-name="T10">Colletotrichum a</text:span></text:span><text:span text:style-name="Emphasis"><text:span text:style-name="T6"> </text:span></text:span><text:span text:style-name="T1">vu un grand nombre d'espèces synonymisées avec les noms </text:span><text:span text:style-name="Emphasis"><text:span text:style-name="T10">C. graminicola</text:span></text:span><text:span text:style-name="Emphasis"><text:span text:style-name="T6"> </text:span></text:span><text:span text:style-name="T1">(pour les espèces habitant de l'herbe) et </text:span><text:span text:style-name="Emphasis"><text:span text:style-name="T10">C. gloeosporioides</text:span></text:span><text:span text:style-name="Emphasis"><text:span text:style-name="T6"> </text:span></text:span><text:span text:style-name="T1">(pour les espèces non graminées avec des conidies droites). La diversité génétique et biologique englobée par ces noms était si large qu'ils devenaient peu utiles aux phytopathologistes, car ils ne donnaient aucune information sur le pouvoir pathogène, la gamme d'hôtes ou d'autres attributs.</text:span></text:p>
      <text:p text:style-name="P3"/>
      <text:p text:style-name="P1"><text:span text:style-name="T1">Des études moléculaires récentes ont permis de mieux comprendre les relations phylogénétiques entre les espèces. </text:span><text:span text:style-name="T4">D</text:span><text:span text:style-name="T1">istingu</text:span><text:span text:style-name="T2">er</text:span><text:span text:style-name="T1"> le groupe de </text:span><text:span text:style-name="Emphasis"><text:span text:style-name="T6">C. gloeosporioides en </text:span></text:span><text:span text:style-name="T1">utilisant la forme et la taille des conidies.</text:span></text:p>
      <text:p text:style-name="P3"/>
      <text:p text:style-name="P1"><text:span text:style-name="T1">Avant la disponibilité des données de séquence d’ADN, les concepts taxonomiques de </text:span><text:span text:style-name="Emphasis"><text:span text:style-name="T6">Colletotrichum </text:span></text:span><text:span text:style-name="T1">étaient basés sur des caractéristiques telles que l’espèce hôte, le substrat, la taille et la forme des conidies, la forme de l’appressorium, le taux de croissance en culture, la couleur des cultures, la présence ou non de soies, pas le téléomorphe, etc. Certaines études ont montré que de tels caractères étaient utiles pour distinguer des groupes au sein de </text:span><text:span text:style-name="Emphasis"><text:span text:style-name="T6">C. gloeosporioides</text:span></text:span><text:span text:style-name="Emphasis"><text:span text:style-name="T1">.</text:span></text:span></text:p>
      <text:p text:style-name="P1"><text:span text:style-name="Emphasis"><text:span text:style-name="T1">Cependant, des problèmes se posent du fait que nombre de ces caractéristiques morphologiques changent dans différentes conditions de croissance (en fonction du milieu de croissance, de la température, du régime de luminosité, etc.) ou peuvent être perdues ou modifiées par une sous-culture répétée.</text:span></text:span></text:p>
      <text:p text:style-name="P1"><text:span text:style-name="Emphasis"><text:span text:style-name="T1"/></text:span></text:p>
      <text:p text:style-name="P1"><text:span text:style-name="Emphasis"><text:span text:style-name="T3">L</text:span></text:span><text:span text:style-name="Emphasis"><text:span text:style-name="T1">es conidies germent sur la plupart des surfaces, forment un appressorium, restent attachées à cette surface sous forme de propagule viable.</text:span></text:span></text:p>
      <text:p text:style-name="P1"><text:span text:style-name="Emphasis"><text:span text:style-name="T1"/></text:span></text:p>
      <text:p text:style-name="P1"><text:span text:style-name="Emphasis"><text:span text:style-name="T1"/></text:span></text:p>
      <text:p text:style-name="P1"><text:span text:style-name="Emphasis"><text:span text:style-name="T1">Cependant, même avec ces gènes potentiellement plus informatifs, les faibles niveaux de divergence génétique au sein du complexe </text:span></text:span><text:span text:style-name="Emphasis"><text:span text:style-name="T6">C. gloeosporioides</text:span></text:span><text:span text:style-name="Emphasis"><text:span text:style-name="T1"> peuvent toujours constituer un défi technique.</text:span></text:span></text:p>
      <text:p text:style-name="P1"><text:span text:style-name="Emphasis"><text:span text:style-name="T1"/></text:span></text:p>
      <text:p text:style-name="P9"><text:soft-page-break/><text:span text:style-name="Emphasis"><text:span text:style-name="T5"> Bien que les STI soient utiles au niveau du complexe d'espèces, ils résolvent mal les espèces du complexe </text:span></text:span><text:span text:style-name="Emphasis"><text:span text:style-name="T7">C. gloeosporioides</text:span></text:span><text:span text:style-name="Emphasis"><text:span text:style-name="T5"> , ne résolvant que 10 des 22 espèces acceptées. Ceci reflète le faible nombre de changements de base dans la région ITS à travers le </text:span></text:span><text:span text:style-name="Emphasis"><text:span text:style-name="T7">C. gloeosporioides</text:span></text:span><text:span text:style-name="Emphasis"><text:span text:style-name="T5">complexe; espèces souvent distinguées par seulement un ou deux changements de base. </text:span></text:span></text:p>
      <text:p text:style-name="P1"><text:span text:style-name="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ixgeneral, serif"/>
    <style:font-face style:name="arial" svg:font-family="arial, helvetica, clean,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Tahoma" style:font-family-asian="Tahoma"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4T12:05:31.351042712</meta:creation-date>
    <dc:date>2019-01-14T23:49:04.401372920</dc:date>
    <meta:editing-duration>PT32M2S</meta:editing-duration>
    <meta:editing-cycles>3</meta:editing-cycles>
    <meta:generator>LibreOffice/6.1.4.2$Linux_X86_64 LibreOffice_project/10$Build-2</meta:generator>
    <meta:document-statistic meta:table-count="0" meta:image-count="0" meta:object-count="0" meta:page-count="2" meta:paragraph-count="15" meta:word-count="581" meta:character-count="3966" meta:non-whitespace-character-count="3396"/>
  </office:meta>
</office:document-meta>
</file>